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a3d84" officeooo:paragraph-rsid="000a3d84"/>
    </style:style>
    <style:style style:name="P2" style:family="paragraph" style:parent-style-name="Title">
      <style:text-properties officeooo:rsid="000a3d84" officeooo:paragraph-rsid="000a3d84"/>
    </style:style>
    <style:style style:name="P3" style:family="paragraph" style:parent-style-name="Text_20_body">
      <style:paragraph-properties fo:text-align="justify" style:justify-single-word="false"/>
      <style:text-properties officeooo:paragraph-rsid="0019ab67"/>
    </style:style>
    <style:style style:name="T1" style:family="text">
      <style:text-properties style:font-name="Liberation Serif" fo:font-size="12pt" style:text-underline-style="none" fo:font-weight="normal" officeooo:rsid="0026e940" style:font-size-asian="12pt" style:font-weight-asian="normal" style:font-size-complex="12pt" style:font-weight-complex="normal"/>
    </style:style>
    <style:style style:name="T2" style:family="text">
      <style:text-properties style:font-name="Liberation Serif" fo:font-size="12pt" style:text-underline-style="none" fo:font-weight="normal" officeooo:rsid="0027f3d2" style:font-size-asian="12pt" style:font-weight-asian="normal" style:font-size-complex="12pt" style:font-weight-complex="normal"/>
    </style:style>
    <style:style style:name="T3" style:family="text">
      <style:text-properties style:font-name="Liberation Serif" fo:font-size="12pt" style:text-underline-style="none" fo:font-weight="normal" officeooo:rsid="0027f3d2" style:font-name-asian="Noto Sans Mono CJK SC" style:font-size-asian="12pt" style:font-weight-asian="normal" style:font-name-complex="Liberation Mono" style:font-size-complex="12pt" style:font-weight-complex="normal"/>
    </style:style>
    <style:style style:name="T4" style:family="text">
      <style:text-properties officeooo:rsid="0027f3d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ase <text:span text:style-name="T4">3</text:span> curso python para profesores 2026</text:p>
      <text:p text:style-name="P1"/>
      <text:p text:style-name="P3"><text:span text:style-name="Source_20_Text"><text:span text:style-name="T1">- </text:span></text:span><text:span text:style-name="Source_20_Text"><text:span text:style-name="T2">Listas y tuplas</text:span></text:span></text:p>
      <text:p text:style-name="P3"><text:span text:style-name="Source_20_Text"><text:span text:style-name="T2">- Ejercicios</text:span></text:span></text:p>
      <text:p text:style-name="P3"><text:span text:style-name="Source_20_Text"><text:span text:style-name="T2">- Diapositiva en la que explicamos el por qu</text:span></text:span><text:span text:style-name="Source_20_Text"><text:span text:style-name="T3">é</text:span></text:span><text:span text:style-name="Source_20_Text"><text:span text:style-name="T2"> de las coordenadas.</text:span></text:span></text:p>
      <text:p text:style-name="P3"><text:span text:style-name="Source_20_Text"><text:span text:style-name="T2">- Personaje, recuerda que tiene tres fases, de momento, y faltar</text:span></text:span><text:span text:style-name="Source_20_Text"><text:span text:style-name="T3">í</text:span></text:span><text:span text:style-name="Source_20_Text"><text:span text:style-name="T2">a la cuarta en la que añadiremos los escenarios.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19:04:16.888294513</meta:creation-date>
    <dc:date>2025-07-11T13:41:32.545041104</dc:date>
    <meta:editing-duration>PT2H15M6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1" meta:paragraph-count="5" meta:word-count="44" meta:character-count="249" meta:non-whitespace-character-count="209"/>
  </office:meta>
</office:document-meta>
</file>